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subtitle">
      <style:graphic-properties draw:fill-color="#ffffff" draw:auto-grow-height="true" fo:min-height="13.86cm"/>
    </style:style>
    <style:style style:name="pr3" style:family="presentation" style:parent-style-name="Padrão-notes">
      <style:graphic-properties draw:fill-color="#ffffff" draw:auto-grow-height="true" fo:min-height="12.573cm"/>
    </style:style>
    <style:style style:name="pr4" style:family="presentation" style:parent-style-name="Padrão-notes">
      <style:graphic-properties draw:fill-color="#ffffff" fo:min-height="12.322cm"/>
    </style:style>
    <style:style style:name="pr5" style:family="presentation" style:parent-style-name="Padrão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aquina de Estados Finito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Circuitos Sequenciais = </text:p>
            <text:p text:style-name="P1">Conjunto de FF + Logica Combinacion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ircuito Combinacional</text:p>
          </draw:text-box>
        </draw:frame>
        <draw:rect draw:style-name="gr2" draw:text-style-name="P3" draw:layer="layout" svg:width="12.7cm" svg:height="10.16cm" svg:x="8.255cm" svg:y="6.985cm">
          <text:p text:style-name="P2"><text:span text:style-name="T1">A+B</text:span></text:p>
        </draw:rect>
        <draw:line draw:style-name="gr3" draw:text-style-name="P3" draw:layer="layout" svg:x1="1.94cm" svg:y1="9.525cm" svg:x2="8.29cm" svg:y2="9.525cm">
          <text:p text:style-name="P2"><text:span text:style-name="T1">A</text:span></text:p>
        </draw:line>
        <draw:line draw:style-name="gr3" draw:text-style-name="P2" draw:layer="layout" svg:x1="1.94cm" svg:y1="13.625cm" svg:x2="8.29cm" svg:y2="13.625cm">
          <text:p text:style-name="P2"><text:span text:style-name="T1">B</text:span></text:p>
        </draw:line>
        <draw:line draw:style-name="gr3" draw:text-style-name="P3" draw:layer="layout" svg:x1="20.955cm" svg:y1="12.065cm" svg:x2="27.305cm" svg:y2="12.065cm">
          <text:p text:style-name="P2"><text:span text:style-name="T1">C</text:span></text:p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ircuito Sequencial</text:p>
          </draw:text-box>
        </draw:frame>
        <draw:rect draw:style-name="gr2" draw:text-style-name="P3" draw:layer="layout" svg:width="12.7cm" svg:height="10.16cm" svg:x="8.255cm" svg:y="6.985cm">
          <text:p text:style-name="P2"><text:span text:style-name="T1">Somatorio</text:span></text:p>
          <text:p text:style-name="P2"><text:span text:style-name="T1">Sum = Sum + A</text:span></text:p>
        </draw:rect>
        <draw:line draw:style-name="gr3" draw:text-style-name="P3" draw:layer="layout" svg:x1="1.94cm" svg:y1="9.525cm" svg:x2="8.29cm" svg:y2="9.525cm">
          <text:p text:style-name="P2"><text:span text:style-name="T1">A</text:span></text:p>
        </draw:line>
        <draw:line draw:style-name="gr3" draw:text-style-name="P3" draw:layer="layout" svg:x1="20.955cm" svg:y1="12.065cm" svg:x2="27.305cm" svg:y2="12.065cm">
          <text:p text:style-name="P2"><text:span text:style-name="T1">Sum</text:span></text:p>
        </draw:line>
        <draw:path draw:style-name="gr4" draw:text-style-name="P2" draw:layer="layout" svg:width="19.75cm" svg:height="3.811cm" svg:x="2.912cm" svg:y="15.297cm" svg:viewBox="0 0 19751 3812" svg:d="m18159 0c688-13 1442 454 1558 1097 106 590-28 1295-519 1732-487 433-1112 666-1732 808-563 129-1155 0-1732 0-578 0-1156 0-1732 0-578 0-1156 0-1732 0-577 0-1155 0-1731 0-597 0-1204-106-1790 0-607 110-1197 45-1789 116-597 72-1194 66-1790 57-598-9-1179-42-1790-115-691-83-1411-78-2020-404-452-242-2032-493-1039-1270 494-386 1006-839 1732-866 606-23 1193-146 1789-231h578l577-58 173-115">
          <text:p/>
        </draw:path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aquina de Estados</text:p>
          </draw:text-box>
        </draw:frame>
        <draw:frame presentation:style-name="pr5" draw:layer="layout" svg:width="25.199cm" svg:height="13.77cm" svg:x="1.4cm" svg:y="4.914cm" presentation:class="outline" presentation:user-transformed="true">
          <draw:text-box>
            <text:list text:style-name="L2">
              <text:list-item>
                <text:p>Sequencia de ações</text:p>
              </text:list-item>
              <text:list-item>
                <text:p>O estado atual depende dos estados anteriores</text:p>
              </text:list-item>
              <text:list-item>
                <text:p>Construção</text:p>
                <text:list>
                  <text:list-item>
                    <text:p>Simbólico</text:p>
                  </text:list-item>
                  <text:list-item>
                    <text:p>Portas Lógicas + FlipFlop</text:p>
                  </text:list-item>
                  <text:list-item>
                    <text:p>Memórias + FlipFlop</text:p>
                  </text:list-item>
                </text:list>
              </text:list-item>
              <text:list-item>
                <text:p>Exemplos: </text:p>
                <text:list>
                  <text:list-item>
                    <text:p>Paridade, Senha, Maquina Vendas, Elevador, Semaforo, Máquina de Lavar, Memória 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30T14:10:52</meta:creation-date>
    <meta:editing-duration>PT00H13M52S</meta:editing-duration>
    <meta:editing-cycles>6</meta:editing-cycles>
    <dc:date>2011-09-15T16:54:30</dc:date>
    <meta:generator>BrOffice.org/3.0$Linux OpenOffice.org_project/300m9$Build-9358</meta:generator>
    <meta:document-statistic meta:object-count="43"/>
  </office:meta>
</office:document-meta>
</file>